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5.718cm" fo:margin-left="0cm" table:align="left"/>
    </style:style>
    <style:style style:name="Tableau1.A" style:family="table-column">
      <style:table-column-properties style:column-width="3.298cm"/>
    </style:style>
    <style:style style:name="Tableau1.B" style:family="table-column">
      <style:table-column-properties style:column-width="13.593cm"/>
    </style:style>
    <style:style style:name="Tableau1.C" style:family="table-column">
      <style:table-column-properties style:column-width="8.82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_20_left">
      <style:paragraph-properties fo:margin-top="0cm" fo:margin-bottom="0.199cm" loext:contextual-spacing="false"/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Text_20_body">
      <style:text-properties fo:font-style="italic" officeooo:rsid="0016466a" officeooo:paragraph-rsid="0016466a" style:font-style-asian="italic" style:font-style-complex="italic"/>
    </style:style>
    <style:style style:name="P3" style:family="paragraph" style:parent-style-name="Text_20_body">
      <style:text-properties officeooo:paragraph-rsid="0024b201"/>
    </style:style>
    <style:style style:name="P4" style:family="paragraph" style:parent-style-name="Text_20_body">
      <style:text-properties officeooo:rsid="002798bd" officeooo:paragraph-rsid="002798bd"/>
    </style:style>
    <style:style style:name="P5" style:family="paragraph" style:parent-style-name="Text_20_body">
      <style:text-properties officeooo:rsid="002a934d" officeooo:paragraph-rsid="002a934d"/>
    </style:style>
    <style:style style:name="P6" style:family="paragraph" style:parent-style-name="Standard">
      <style:text-properties officeooo:rsid="0016466a" officeooo:paragraph-rsid="0016466a"/>
    </style:style>
    <style:style style:name="P7" style:family="paragraph" style:parent-style-name="Table_20_Contents">
      <style:text-properties officeooo:rsid="001e5682" officeooo:paragraph-rsid="001e5682"/>
    </style:style>
    <style:style style:name="P8" style:family="paragraph" style:parent-style-name="Table_20_Contents">
      <style:text-properties officeooo:rsid="0024b201" officeooo:paragraph-rsid="0024b201"/>
    </style:style>
    <style:style style:name="P9" style:family="paragraph" style:parent-style-name="Table_20_Contents">
      <style:text-properties officeooo:rsid="0024b201" officeooo:paragraph-rsid="002798bd"/>
    </style:style>
    <style:style style:name="P10" style:family="paragraph" style:parent-style-name="Table_20_Contents">
      <style:text-properties officeooo:rsid="002798bd" officeooo:paragraph-rsid="002798bd"/>
    </style:style>
    <style:style style:name="P11" style:family="paragraph" style:parent-style-name="Table_20_Contents">
      <style:text-properties officeooo:rsid="002798bd" officeooo:paragraph-rsid="0028fd69"/>
    </style:style>
    <style:style style:name="P12" style:family="paragraph" style:parent-style-name="Table_20_Contents">
      <style:text-properties officeooo:rsid="0028fd69" officeooo:paragraph-rsid="0028fd69"/>
    </style:style>
    <style:style style:name="P13" style:family="paragraph" style:parent-style-name="Table_20_Contents">
      <style:text-properties officeooo:rsid="002a934d" officeooo:paragraph-rsid="002a934d"/>
    </style:style>
    <style:style style:name="P14" style:family="paragraph" style:parent-style-name="Table_20_Heading">
      <style:text-properties officeooo:rsid="001e5682" officeooo:paragraph-rsid="001e5682"/>
    </style:style>
    <style:style style:name="P15" style:family="paragraph" style:parent-style-name="Table_20_Heading">
      <style:text-properties officeooo:rsid="0024b201" officeooo:paragraph-rsid="0024b201"/>
    </style:style>
    <style:style style:name="P16" style:family="paragraph" style:parent-style-name="Subtitle">
      <style:text-properties officeooo:paragraph-rsid="00265cb0"/>
    </style:style>
    <style:style style:name="P17" style:family="paragraph" style:parent-style-name="Table_20_Contents">
      <style:text-properties officeooo:rsid="002798bd" officeooo:paragraph-rsid="002798bd"/>
    </style:style>
    <style:style style:name="T1" style:family="text">
      <style:text-properties officeooo:rsid="0016466a"/>
    </style:style>
    <style:style style:name="T2" style:family="text">
      <style:text-properties officeooo:rsid="001ce1dc"/>
    </style:style>
    <style:style style:name="T3" style:family="text">
      <style:text-properties officeooo:rsid="00208d31"/>
    </style:style>
    <style:style style:name="T4" style:family="text">
      <style:text-properties officeooo:rsid="0024b20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798bd"/>
    </style:style>
    <style:style style:name="T7" style:family="text">
      <style:text-properties officeooo:rsid="0028fd69"/>
    </style:style>
    <style:style style:name="T8" style:family="text">
      <style:text-properties officeooo:rsid="002a934d"/>
    </style:style>
    <style:style style:name="T9" style:family="text">
      <style:text-properties officeooo:rsid="002c168b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2">2</text:span> <text:span text:style-name="T1">- </text:span>Politique<text:span text:style-name="T3">s</text:span> <text:span text:style-name="T2">de libre accès </text:span>d<text:span text:style-name="T2">es organismes de financement de la recherche</text:span></text:h>
      <text:p text:style-name="P6"/>
      <text:p text:style-name="P16"><text:span text:style-name="T2">Financeur</text:span> : <text:span text:style-name="T2"><text:s text:c="2"/>Union européenne H2020</text:span></text:p>
      <text:p text:style-name="P2"/>
      <text:p text:style-name="Preformatted_20_Text"><text:span text:style-name="T5">URL des pages consultées :</text:span> </text:p>
      <text:p text:style-name="P3"/>
      <text:p text:style-name="P4"><text:a xlink:type="simple" xlink:href="https://ec.europa.eu/research/participants/docs/h2020-funding-guide/cross-cutting-issues/open-access-dissemination_en.htm" text:style-name="Internet_20_link" text:visited-style-name="Visited_20_Internet_20_Link">https://ec.europa.eu/research/participants/docs/h2020-funding-guide/cross-cutting-issues/open-access-dissemination_en.htm</text:a></text:p>
      <text:p text:style-name="P4"><text:a xlink:type="simple" xlink:href="https://ec.europa.eu/research/participants/docs/h2020-funding-guide/cross-cutting-issues/open-access-data-management/open-access_en.htm" text:style-name="Internet_20_link" text:visited-style-name="Visited_20_Internet_20_Link">https://ec.europa.eu/research/participants/docs/h2020-funding-guide/cross-cutting-issues/open-access-data-management/open-access_en.htm</text:a></text:p>
      <text:p text:style-name="P5">https://ec.europa.eu/info/funding-tenders/opportunities/portal/screen/support/faq/8303;categories=;programme=null;actions=;keyword=oapubsH2020</text:p>
      <text:p text:style-name="P5"/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/>
            </table:table-cell>
            <table:table-cell table:style-name="Tableau1.A1" office:value-type="string">
              <text:p text:style-name="P15">Qu'est-il obligatoire de faire?</text:p>
            </table:table-cell>
            <table:table-cell table:style-name="Tableau1.C1" office:value-type="string">
              <text:p text:style-name="P14"><text:span text:style-name="T4">Qu'est-il re</text:span>commandé <text:span text:style-name="T4">de faire?</text:span></text:p>
            </table:table-cell>
          </table:table-row>
        </table:table-header-rows>
        <table:table-row>
          <table:table-cell table:style-name="Tableau1.A2" office:value-type="string">
            <text:p text:style-name="P7">Libre accès <text:span text:style-name="T6">(publications)</text:span></text:p>
          </table:table-cell>
          <table:table-cell table:style-name="Tableau1.A2" office:value-type="string">
            <text:p text:style-name="P10">Assurer le libre accès :</text:p>
            <text:p text:style-name="P8">- <text:span text:style-name="T6">aux</text:span> articles de revue –<text:span text:style-name="T7"> "all peer-reviewed scientific publications"</text:span>,</text:p>
            <text:p text:style-name="P8">- dans leur version manuscrit accepté <text:span text:style-name="T6">ou PDF éditeur</text:span>,</text:p>
            <text:p text:style-name="P8">- avec un embargo maximum de 6 mois (STM) ou 12 mois (SHS)</text:p>
          </table:table-cell>
          <table:table-cell table:style-name="Tableau1.C2" office:value-type="string">
            <text:p text:style-name="P10">Assurer le libre accès à d'autres types de publications scientifique : chapitres de livres, actes de conférence, littérature grise, etc.</text:p>
          </table:table-cell>
        </table:table-row>
        <table:table-row>
          <table:table-cell table:style-name="Tableau1.A2" office:value-type="string">
            <text:p text:style-name="P7">Archivage</text:p>
            <text:p text:style-name="P10">(publications)</text:p>
          </table:table-cell>
          <table:table-cell table:style-name="Tableau1.A2" office:value-type="string">
            <text:p text:style-name="P11">Archiver les articles de revue <text:span text:style-name="T7">"all peer-reviewed scientific publications"</text:span> :</text:p>
            <text:p text:style-name="P9">- <text:span text:style-name="T6">le plus tôt possible et au plus tard au moment de la publication dans la revue,</text:span></text:p>
            <text:p text:style-name="P9"><text:span text:style-name="T6">- dans une archive ouverte compatible</text:span>,</text:p>
            <text:p text:style-name="P8">- <text:span text:style-name="T6">en mentionnant les informations complètes de financement et la référence au projet.</text:span></text:p>
          </table:table-cell>
          <table:table-cell table:style-name="Tableau1.C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7">Licence </text:p>
            <text:p text:style-name="P7">(Creative Commons, etc.)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P10"><text:span text:style-name="T7">Conserver le copyright et p</text:span>ublier sous licence <text:span text:style-name="T7">Creative Commons, si possible CC BY</text:span></text:p>
          </table:table-cell>
        </table:table-row>
        <table:table-row>
          <table:table-cell table:style-name="Tableau1.A2" office:value-type="string">
            <text:p text:style-name="P7">Autres <text:s/>: <text:span text:style-name="T8">données </text:span><text:soft-page-break/><text:span text:style-name="T8">de recherche</text:span></text:p>
          </table:table-cell>
          <table:table-cell table:style-name="Tableau1.A2" office:value-type="string">
            <text:p text:style-name="P12">Choisir d<text:span text:style-name="T9">e rester</text:span> ou non <text:span text:style-name="T9">dans</text:span> <text:span text:style-name="T9">le programme</text:span> "Open Research Data <text:span text:style-name="T9">Pilot</text:span>"<text:span text:style-name="T8">. La </text:span><text:soft-page-break/><text:span text:style-name="T8">sortie de ce programme ("opt-out") est possible à tout moment, mais doit être motivée.</text:span></text:p>
            <text:p text:style-name="P13">Si l'on reste dans <text:span text:style-name="T9">le programme ORDP</text:span>, <text:span text:style-name="T9">il faut </text:span>f<text:span text:style-name="T4">ournir dans les 6 mois qui suivent le démarrage du projet un plan de gestion de données (DMP - Data Management Plan) selon le modèle fourni. </text:span>D<text:span text:style-name="T4">es versions mises à jour de ce document devront être fournies </text:span>au fur et à mesure de l'avancement du projet.</text:p>
          </table:table-cell>
          <table:table-cell table:style-name="Tableau1.C2" office:value-type="string">
            <text:p text:style-name="P12"><text:span text:style-name="T5">Gestion des données</text:span> : déposer les données sous-<text:soft-page-break/>jacentes aux publications ("underlying data") dans un entrepôt de données. Ce point est indépendant du suivant.</text:p>
            <text:p text:style-name="P12"><text:span text:style-name="T5">Ouverture des données</text:span> : assurer un accès le plus ouvert possible aux données, selon l'approche "as open as possible, as close as necessary". <text:span text:style-name="T8">Si applicable, en privilégiant une licence Creative Commons CC BY ou CC0.</text:span></text:p>
          </table:table-cell>
        </table:table-row>
        <table:table-row>
          <table:table-cell table:style-name="Tableau1.A2" office:value-type="string">
            <text:p text:style-name="P13">Autres : ERC</text:p>
          </table:table-cell>
          <table:table-cell table:style-name="Tableau1.A2" office:value-type="string">
            <text:p text:style-name="P13">Les obligations pour les projets ERC diffèrent légèrement.</text:p>
            <text:p text:style-name="P13">- l'obligation de libre accès s'applique non seulement aux articles mais aussi à toutes les publications (y compris les livres).</text:p>
            <text:p text:style-name="P13">- Le modèle de plan de gestion de données diffère.</text:p>
          </table:table-cell>
          <table:table-cell table:style-name="Tableau1.C2" office:value-type="string">
            <text:p text:style-name="P12"/>
          </table:table-cell>
        </table:table-row>
      </table:table>
      <text:p text:style-name="Text_20_body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left">
      <style:paragraph-properties fo:margin-top="0cm" fo:margin-bottom="0.199cm" loext:contextual-spacing="false"/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"Publier des articles en libre accès en chimie" - ED n° 40 Sciences chimiques - 2020-01-3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9M26S</meta:editing-duration>
    <meta:editing-cycles>14</meta:editing-cycles>
    <meta:generator>LibreOffice/5.3.5.2$Windows_x86 LibreOffice_project/50d9bf2b0a79cdb85a3814b592608037a682059d</meta:generator>
    <dc:date>2020-01-31T08:14:28.639000000</dc:date>
    <meta:document-statistic meta:table-count="1" meta:image-count="0" meta:object-count="0" meta:page-count="2" meta:paragraph-count="34" meta:word-count="360" meta:character-count="2580" meta:non-whitespace-character-count="2246"/>
    <meta:user-defined meta:name="Info 1"/>
    <meta:user-defined meta:name="Info 2"/>
    <meta:user-defined meta:name="Info 3"/>
    <meta:user-defined meta:name="Info 4"/>
  </office:meta>
</office:document-meta>
</file>